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c9deb" officeooo:paragraph-rsid="000c9deb" style:font-size-asian="12pt" style:font-size-complex="12pt"/>
    </style:style>
    <style:style style:name="P2" style:family="paragraph" style:parent-style-name="Standard">
      <style:text-properties fo:font-size="12pt" officeooo:rsid="000c9deb" officeooo:paragraph-rsid="000d9dcd" style:font-size-asian="12pt" style:font-size-complex="12pt"/>
    </style:style>
    <style:style style:name="P3" style:family="paragraph" style:parent-style-name="Standard">
      <style:text-properties fo:font-size="12pt" officeooo:rsid="000d9dcd" officeooo:paragraph-rsid="0014e086" style:font-size-asian="12pt" style:font-size-complex="12pt"/>
    </style:style>
    <style:style style:name="P4" style:family="paragraph" style:parent-style-name="Standard">
      <style:text-properties fo:font-size="12pt" officeooo:rsid="0012bb9c" officeooo:paragraph-rsid="0012bb9c" style:font-size-asian="12pt" style:font-size-complex="12pt"/>
    </style:style>
    <style:style style:name="P5" style:family="paragraph" style:parent-style-name="Standard">
      <style:text-properties fo:font-size="12pt" officeooo:rsid="0012bb9c" officeooo:paragraph-rsid="00139212" style:font-size-asian="12pt" style:font-size-complex="12pt"/>
    </style:style>
    <style:style style:name="P6" style:family="paragraph" style:parent-style-name="Standard">
      <style:text-properties fo:font-size="12pt" officeooo:rsid="000f42e1" officeooo:paragraph-rsid="0010dcd5" style:font-size-asian="12pt" style:font-size-complex="12pt"/>
    </style:style>
    <style:style style:name="P7" style:family="paragraph" style:parent-style-name="Standard">
      <style:text-properties fo:font-size="12pt" officeooo:rsid="0010dcd5" officeooo:paragraph-rsid="0010dcd5" style:font-size-asian="12pt" style:font-size-complex="12pt"/>
    </style:style>
    <style:style style:name="P8" style:family="paragraph" style:parent-style-name="Standard">
      <style:text-properties fo:font-size="12pt" officeooo:rsid="00139212" officeooo:paragraph-rsid="00139212" style:font-size-asian="12pt" style:font-size-complex="12pt"/>
    </style:style>
    <style:style style:name="P9" style:family="paragraph" style:parent-style-name="Standard">
      <style:text-properties fo:font-size="12pt" fo:font-style="italic" officeooo:rsid="000c9deb" officeooo:paragraph-rsid="000d9dcd" style:font-size-asian="12pt" style:font-style-asian="italic" style:font-size-complex="12pt" style:font-style-complex="italic"/>
    </style:style>
    <style:style style:name="P10" style:family="paragraph" style:parent-style-name="Standard">
      <style:text-properties fo:font-size="12pt" fo:font-style="italic" officeooo:rsid="000f42e1" officeooo:paragraph-rsid="000f42e1" style:font-size-asian="12pt" style:font-style-asian="italic" style:font-size-complex="12pt" style:font-style-complex="italic"/>
    </style:style>
    <style:style style:name="P11" style:family="paragraph" style:parent-style-name="Standard">
      <style:text-properties fo:font-size="12pt" fo:font-style="normal" officeooo:rsid="00168cf6" officeooo:paragraph-rsid="00168cf6" style:font-size-asian="12pt" style:font-style-asian="normal" style:font-size-complex="12pt" style:font-style-complex="normal"/>
    </style:style>
    <style:style style:name="P12" style:family="paragraph" style:parent-style-name="Standard">
      <style:text-properties officeooo:paragraph-rsid="00168cf6"/>
    </style:style>
    <style:style style:name="P13" style:family="paragraph" style:parent-style-name="Standard">
      <style:text-properties fo:font-size="12pt" fo:font-style="normal" officeooo:rsid="000e7b62" officeooo:paragraph-rsid="000d9dcd" style:font-size-asian="12pt" style:font-style-asian="normal" style:font-size-complex="12pt" style:font-style-complex="normal"/>
    </style:style>
    <style:style style:name="P14" style:family="paragraph" style:parent-style-name="Standard">
      <style:text-properties fo:font-size="12pt" fo:font-style="normal" officeooo:rsid="000e7b62" officeooo:paragraph-rsid="000e7b62" style:font-size-asian="12pt" style:font-style-asian="normal" style:font-size-complex="12pt" style:font-style-complex="normal"/>
    </style:style>
    <style:style style:name="P15" style:family="paragraph" style:parent-style-name="Standard">
      <style:text-properties fo:font-size="12pt" fo:font-style="normal" officeooo:rsid="0010dcd5" officeooo:paragraph-rsid="0010dcd5" style:font-size-asian="12pt" style:font-style-asian="normal" style:font-size-complex="12pt" style:font-style-complex="normal"/>
    </style:style>
    <style:style style:name="P16" style:family="paragraph" style:parent-style-name="Standard">
      <style:text-properties fo:font-size="12pt" fo:font-style="normal" fo:font-weight="bold" officeooo:rsid="000e7b62" officeooo:paragraph-rsid="000e7b62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fo:font-size="12pt" officeooo:rsid="0012bb9c" officeooo:paragraph-rsid="00168cf6" style:font-size-asian="12pt" style:font-size-complex="12pt"/>
    </style:style>
    <style:style style:name="T1" style:family="text">
      <style:text-properties officeooo:rsid="000d9d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9dc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e7b62" style:font-style-asian="italic" style:font-style-complex="italic"/>
    </style:style>
    <style:style style:name="T6" style:family="text">
      <style:text-properties fo:font-style="italic" officeooo:rsid="0012bb9c" style:font-style-asian="italic" style:font-style-complex="italic"/>
    </style:style>
    <style:style style:name="T7" style:family="text">
      <style:text-properties officeooo:rsid="000e7b62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e7b62" style:font-style-asian="normal" style:font-style-complex="normal"/>
    </style:style>
    <style:style style:name="T10" style:family="text">
      <style:text-properties fo:font-style="normal" officeooo:rsid="0012bb9c" style:font-style-asian="normal" style:font-style-complex="normal"/>
    </style:style>
    <style:style style:name="T11" style:family="text">
      <style:text-properties fo:font-style="normal" officeooo:rsid="00139212" style:font-style-asian="normal" style:font-style-complex="normal"/>
    </style:style>
    <style:style style:name="T12" style:family="text">
      <style:text-properties fo:font-style="normal" officeooo:rsid="000f42e1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officeooo:rsid="000f42e1"/>
    </style:style>
    <style:style style:name="T15" style:family="text">
      <style:text-properties officeooo:rsid="0010dcd5"/>
    </style:style>
    <style:style style:name="T16" style:family="text">
      <style:text-properties officeooo:rsid="00139212"/>
    </style:style>
    <style:style style:name="T17" style:family="text">
      <style:text-properties fo:font-size="12pt" officeooo:rsid="0012bb9c" style:font-size-asian="12pt" style:font-size-complex="12pt"/>
    </style:style>
    <style:style style:name="T18" style:family="text">
      <style:text-properties fo:font-size="12pt" officeooo:rsid="00139212" style:font-size-asian="12pt" style:font-size-complex="12pt"/>
    </style:style>
    <style:style style:name="T19" style:family="text">
      <style:text-properties fo:font-size="12pt" officeooo:rsid="0014e086" style:font-size-asian="12pt" style:font-size-complex="12pt"/>
    </style:style>
    <style:style style:name="T20" style:family="text">
      <style:text-properties fo:font-size="12pt" officeooo:rsid="00168cf6" style:font-size-asian="12pt" style:font-size-complex="12pt"/>
    </style:style>
    <style:style style:name="T21" style:family="text">
      <style:text-properties officeooo:rsid="0014e086"/>
    </style:style>
    <style:style style:name="T22" style:family="text">
      <style:text-properties officeooo:rsid="00168cf6"/>
    </style:style>
    <style:style style:name="T23" style:family="text">
      <style:text-properties officeooo:rsid="0017d9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Легенда:</text:span> одному энтузиасту <text:span text:style-name="T1">на просторах интернета </text:span>удалось отыскать давно изчезнувший дистрибутив Эл-1. Но вот незадача: <text:span text:style-name="T14">последний уцелевший архив частично поврежден и</text:span> <text:span text:style-name="T14">остались</text:span> только некоторые списки компонент\программ и их <text:s/>исходные тексты. <text:span text:style-name="T1">Хотелось бы воскресить...</text:span></text:p>
      <text:p text:style-name="P1">В архиве el-1-<text:span text:style-name="T1">last</text:span>.tar.gz есть <text:span text:style-name="T7">две основные </text:span><text:span text:style-name="T13">директории</text:span>:</text:p>
      <text:p text:style-name="P1">-- lists</text:p>
      <text:p text:style-name="P1">-- <text:span text:style-name="T1">deps</text:span></text:p>
      <text:p text:style-name="P2"><text:span text:style-name="T3">lists</text:span><text:span text:style-name="T1">: </text:span>внутри есть некоторое количество текстовых файлов <text:span text:style-name="T4">.src</text:span>. Это списки программ, из которых <text:span text:style-name="T1">состоял</text:span> дистрибутив Эл-1. <text:span text:style-name="T4">all.src</text:span>, <text:span text:style-name="T1">судя по всему, </text:span>главный список, включает в себя все отстальные. Очередность сборки <text:span text:style-name="T1">определялась</text:span> положением в списке: <text:span text:style-name="T1">в начале собирается программа\список на первой строке, затем на второй и так далее до конца. </text:span></text:p>
      <text:p text:style-name="P9"><text:span text:style-name="T1">Компьютеры в те времена не могли похвастаться </text:span><text:span text:style-name="T7">большим количеством ядер</text:span><text:span text:style-name="T1">…</text:span></text:p>
      <text:p text:style-name="P10">Содержимое списков сохранилось только частично, что удалось прочесть...</text:p>
      <text:p text:style-name="P9"/>
      <text:p text:style-name="P3"><text:span text:style-name="T2">deps</text:span>: в директории <text:span text:style-name="T7">должна находиться</text:span> информация об необходимых завимостях той или иной программы, которая присутствовала в Эл-1. <text:span text:style-name="T21">Внутри</text:span><text:span text:style-name="T7"> текстов</text:span><text:span text:style-name="T21">ые</text:span><text:span text:style-name="T7"> файл</text:span><text:span text:style-name="T21">ы</text:span><text:span text:style-name="T7"> </text:span><text:span text:style-name="T5">.deps</text:span><text:span text:style-name="T9">, имена которых совпадают с </text:span><text:span text:style-name="T12">именем программы из</text:span><text:span text:style-name="T9"> списк</text:span><text:span text:style-name="T12">ов</text:span><text:span text:style-name="T9">, в нем переменная DEPEND. Она описывает необходимые зависимости для сборки программы, без их наличия сборка невозможна.</text:span></text:p>
      <text:p text:style-name="P10"><text:span text:style-name="T7">Т</text:span>ут много лишнего мусора, часть названий программ восстановить не удалось...</text:p>
      <text:p text:style-name="P13"/>
      <text:p text:style-name="P16">Пример:</text:p>
      <text:p text:style-name="P14">lists/xorg.src → 7 строка pixman-0.42.2</text:p>
      <text:p text:style-name="P14">Зависимости программы pixman-0.42.2 хранятся в deps/pixman-0.42.2.deps</text:p>
      <text:p text:style-name="P14">$ cat deps/pixman-0.42.2.deps</text:p>
      <text:p text:style-name="P14">DEPEND="</text:p>
      <text:p text:style-name="P14">libpng-1.2</text:p>
      <text:p text:style-name="P14">zlib-1.2</text:p>
      <text:p text:style-name="P14">"</text:p>
      <text:p text:style-name="P8"><text:span text:style-name="T8">Т.е. для сборки</text:span><text:span text:style-name="T9"> pixman-0.42.2 </text:span><text:span text:style-name="T8">потребуется иметь собранными </text:span><text:span text:style-name="T9">libpng-1.2 </text:span><text:span text:style-name="T8">и </text:span><text:span text:style-name="T9">zlib-1.2</text:span></text:p>
      <text:p text:style-name="P14"/>
      <text:p text:style-name="P16">Задание:</text:p>
      <text:p text:style-name="P4"><text:span text:style-name="T8">1) Сколько списков в </text:span><text:span text:style-name="T4">lists</text:span><text:span text:style-name="T8">? Сколько уникальных </text:span><text:span text:style-name="T11">имен</text:span><text:span text:style-name="T8"> программ в этих списках?</text:span></text:p>
      <text:p text:style-name="P6"><text:span text:style-name="T10">2</text:span><text:span text:style-name="T8">) Зная, что сборка дистрибутива Эл-1 линейная </text:span><text:span text:style-name="T10">(выполняется обходом всех списков из </text:span><text:span text:style-name="T6">all.src</text:span><text:span text:style-name="T10"> и подсписков в них)</text:span><text:span text:style-name="T8">, требуется построить матрицу смежности программ из его состава.</text:span></text:p>
      <text:p text:style-name="P15">Выходной формат матрицы должен быть следующим:</text:p>
      <text:p text:style-name="P6">|_. <text:s text:c="14"/>|_.<text:span text:style-name="T15">Name1</text:span>|_.<text:span text:style-name="T15">Name2</text:span>|_.<text:span text:style-name="T15">Name3</text:span>|_.<text:span text:style-name="T15">Name4</text:span>|</text:p>
      <text:p text:style-name="P6">|=. <text:span text:style-name="T15">Name1</text:span> <text:s/>|=. <text:span text:style-name="T15">0</text:span> <text:s text:c="8"/>|=. <text:span text:style-name="T15">1 <text:s text:c="6"/></text:span><text:s/>|=.<text:span text:style-name="T15">0 <text:s text:c="7"/></text:span><text:s/>|=. <text:span text:style-name="T15">1 <text:s text:c="6"/></text:span><text:s/>|</text:p>
      <text:p text:style-name="P6">|=. <text:span text:style-name="T15">Name2</text:span> <text:s/>|=. <text:span text:style-name="T15">1</text:span> <text:s text:c="8"/>|=. <text:span text:style-name="T15">0 <text:s text:c="6"/></text:span><text:s/>|=.<text:span text:style-name="T15">1 <text:s text:c="7"/></text:span><text:s/>|=. <text:span text:style-name="T15">0 <text:s text:c="6"/></text:span><text:s/>|</text:p>
      <text:p text:style-name="P6">|=. <text:span text:style-name="T15">Name3</text:span> <text:s/>|=. <text:span text:style-name="T15">0</text:span> <text:s text:c="8"/>|=. <text:span text:style-name="T15">0 <text:s text:c="6"/></text:span><text:s/>|=.<text:span text:style-name="T15">0 <text:s text:c="7"/></text:span><text:s/>|=. <text:span text:style-name="T15">0 <text:s text:c="6"/></text:span><text:s/>|</text:p>
      <text:p text:style-name="P6">|=. <text:span text:style-name="T15">Name4</text:span> <text:s/>|=. <text:span text:style-name="T15">0</text:span> <text:s text:c="8"/>|=. <text:span text:style-name="T15">0 <text:s text:c="6"/></text:span><text:s/>|=.<text:span text:style-name="T15">0 <text:s text:c="7"/></text:span><text:s/>|=. <text:span text:style-name="T15">1 <text:s text:c="6"/></text:span><text:s/>|</text:p>
      <text:p text:style-name="P6"/>
      <text:p text:style-name="P7"><text:span text:style-name="T16">г</text:span>де <text:span text:style-name="T4">Name1</text:span>, <text:s/><text:span text:style-name="T4">Name2</text:span>, <text:s/><text:span text:style-name="T4">Name3</text:span>, <text:s/><text:span text:style-name="T4">Name4</text:span> имена программ. Пересечение программ (зависимость при сборке) отмечается 1.</text:p>
      <text:p text:style-name="P7">Например: первая строка матрицы говорит, что программе <text:span text:style-name="T4">Name1</text:span> нужны для сборки <text:span text:style-name="T4"><text:s/>Name2</text:span> и <text:s/><text:span text:style-name="T4">Name4.</text:span></text:p>
      <text:p text:style-name="P11">Требуется прислать программу\скрипт\описание какие действия проделывали.</text:p>
      <text:p text:style-name="P11">Во времена Эл-1 был популярен bash, но ограничений на используемый язык программирования нет.</text:p>
      <text:p text:style-name="P17"><text:soft-page-break/><text:span text:style-name="T23">3</text:span>) Эл-1 применялся в давние времена и линейность сборки не сказывалась на времени получения готовых программ. Можно ли как-то ускорить построение дистрибутива, применив современные многоядерные машины?</text:p>
      <text:p text:style-name="P12"><text:span text:style-name="T18">Предложите и продемонстрируйте</text:span><text:span text:style-name="T17"> метод </text:span><text:span text:style-name="T19">обхода списков</text:span><text:span text:style-name="T17"> для более эффективной параллельной сборки. </text:span><text:span text:style-name="T19">Например, можно нарисовать </text:span><text:span text:style-name="T20">последовательность</text:span><text:span text:style-name="T19"> в </text:span>Graphviz, <text:span text:style-name="T22">но можно использовать любые другие решения.</text:span></text:p>
      <text:p text:style-name="P5">Попытайтесь оценить за какое время удастся собрать Эл-1 <text:span text:style-name="T16">вашим методом </text:span>на 16 ядерной машине при условии, что каждая программа собирается ровно 1 минут <text:span text:style-name="T16">и </text:span>использ<text:span text:style-name="T16">ует</text:span> 2 поток<text:span text:style-name="T16">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20:43:36.006419226</meta:creation-date>
    <dc:date>2024-04-02T22:34:19.334505615</dc:date>
    <meta:editing-duration>PT1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403" meta:character-count="3031" meta:non-whitespace-character-count="2517"/>
  </office:meta>
</office:document-meta>
</file>